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0.4925in" fo:margin-right="0in" fo:text-indent="0in" style:auto-text-indent="false"/>
    </style:style>
    <style:style style:name="P77" style:family="paragraph" style:parent-style-name="Text_20_body" style:list-style-name="L27">
      <style:paragraph-properties fo:margin-left="0.4925in" fo:margin-right="0in" fo:text-indent="0in" style:auto-text-indent="false"/>
    </style:style>
    <style:style style:name="P78" style:family="paragraph" style:parent-style-name="Text_20_body" style:list-style-name="L33">
      <style:paragraph-properties fo:margin-left="0.8681in" fo:margin-right="0in" fo:text-indent="0in"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13;06/14/2018 19:48:3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1"/>
      <text:p text:style-name="P3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text:soft-page-break/>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051164115" text:style-name="L1">
        <text:list-item>
          <text:p text:style-name="P43"><text:soft-page-break/>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435316798" text:style-name="L2">
        <text:list-item>
          <text:p text:style-name="P44">Version 2.1.2 :</text:p>
        </text:list-item>
      </text:list>
      <text:list xml:id="list2277006289" text:style-name="L3">
        <text:list-item>
          <text:list>
            <text:list-item>
              <text:p text:style-name="P45">Localized help : resolved non-functional hyperlink due to API incompatibility introduced by Apache OpenOffice 4.1 (and LibreOffice 4.0).</text:p>
            </text:list-item>
          </text:list>
        </text:list-item>
      </text:list>
      <text:list xml:id="list194840240791707" text:continue-list="list1435316798" text:style-name="L2">
        <text:list-item>
          <text:p text:style-name="P44">Version 2.1.1 :</text:p>
        </text:list-item>
      </text:list>
      <text:list xml:id="list3853194111"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194840044480209" text:continue-list="list194840240791707" text:style-name="L2">
        <text:list-item>
          <text:p text:style-name="P44">Version 2.1.0 :</text:p>
        </text:list-item>
      </text:list>
      <text:list xml:id="list307233320"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194840089114251" text:continue-list="list194840044480209" text:style-name="L2">
        <text:list-item>
          <text:p text:style-name="P44">Version 2.0.0 :</text:p>
        </text:list-item>
      </text:list>
      <text:list xml:id="list1539378052"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194840466529742" text:continue-list="list194840089114251" text:style-name="L2">
        <text:list-item>
          <text:p text:style-name="P44">Version 1.5.3 :</text:p>
        </text:list-item>
      </text:list>
      <text:list xml:id="list3742631920"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 are now called text «comments».</text:p>
            </text:list-item>
          </text:list>
        </text:list-item>
      </text:list>
      <text:p text:style-name="Text_20_body"/>
      <text:h text:style-name="Heading_20_2" text:outline-level="2"><text:bookmark-start text:name="__RefHeading__78022_325084090"/><text:soft-page-break/>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467549298" text:style-name="L8">
        <text:list-item>
          <text:p text:style-name="P50">Basic library Standard, Module1 : your instruction inside the Sub myExtension</text:p>
        </text:list-item>
        <text:list-item>
          <text:p text:style-name="P50">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text:soft-page-break/>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910558806"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81087927"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text:soft-page-break/>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oft-page-break/><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821665811"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ext:soft-page-break/>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oft-page-break/><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759282690"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ext:span><text:soft-page-break/><text:span text:style-name="T10">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text:soft-page-break/>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oft-page-break/><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text:soft-page-break/>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oft-page-break/><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text:soft-page-break/>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87669152"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653793618"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oft-page-break/><text:s/></text:p>
      <text:p text:style-name="Text_20_body">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14491134"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text:soft-page-break/>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74441603"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36722837" text:style-name="L17">
        <text:list-item>
          <text:p text:style-name="P59">Arg1 : <text:span text:style-name="InstructionMacro">String</text:span> : mandatory, type of control used for the button</text:p>
        </text:list-item>
      </text:list>
      <text:list xml:id="list1098793078"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694000812"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46193713" text:style-name="L20">
        <text:list-item text:start-value="1">
          <text:p text:style-name="P62">Arg1 : <text:span text:style-name="InstructionMacro">String</text:span> : mandatory ; list of the locales which have a corresponding description text.<text:line-break/><text:soft-pag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20556328"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text:soft-page-break/></text:p>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79468708"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text:soft-page-break/>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text:soft-page-break/>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105348009"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text:soft-page-break/>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42149747"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771482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34472718"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text:soft-page-break/>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087988560"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oft-page-break/><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2510460"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868713738"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text:soft-page-break/>Run a JavaScript macro</text:p>
      <text:list xml:id="list745096746"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195764280"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872832626"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91414225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text:soft-page-break/>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336633309"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text:soft-page-break/>See the License for the specific language governing permissions and limitations under the License.</text:p>
      <text:h text:style-name="P79"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text:soft-page-break/>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256125778"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text:soft-page-break/>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ext:soft-page-break/>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text:soft-page-break/></text:p>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text:soft-page-break/>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oft-page-break/><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text:soft-page-break/></text:p>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oft-page-break/><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oft-page-break/><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text:soft-page-break/>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text:soft-page-break/>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text:soft-page-break/>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text:soft-page-break/></text:p>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text:soft-page-break/>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oft-page-break/><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ext:soft-page-break/>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text:soft-page-break/>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text:soft-page-break/>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text:soft-page-break/>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text:soft-page-break/>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text:soft-page-break/>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text:soft-page-break/>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text:soft-page-break/>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text:soft-page-break/>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text:soft-page-break/>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text:soft-page-break/>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text:soft-page-break/>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text:soft-page-break/>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text:soft-page-break/>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text:soft-page-break/>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text:soft-page-break/>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text:soft-page-break/>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text:soft-page-break/></text:p>
      <text:p text:style-name="licenseText">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text:soft-page-break/>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text:soft-page-break/>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text:soft-page-break/>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text:soft-page-break/>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text:soft-page-break/>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text:soft-page-break/>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text:soft-page-break/>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text:soft-page-break/></text:p>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text:soft-page-break/></text:p>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text:soft-page-break/></text:p>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text:soft-page-break/>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6749500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243551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04174098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4841108431498"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3300530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text:soft-page-break/>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5586481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86674269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ext:soft-page-break/>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text:soft-page-break/>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4841516544051" text:continue-list="list1467495002"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4840400159017" text:continue-list="list19484110843149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194841059234115" text:continue-list="list194841516544051" text:style-name="hlp_5f_tag">
        <text:list-item text:start-value="1">
          <text:p text:style-name="hlp_5f_tag"><text:soft-page-break/>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text:soft-page-break/>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text:page-number>/<text:page-count>10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101" meta:paragraph-count="2855" meta:word-count="39317" meta:character-count="259636" meta:non-whitespace-character-count="21905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 add instructions here, see Template1
endDescription  


beginAnnexes 
  useLibrary("Python", "python/")
  useLibrary("Dialog", "dialogs/")
endAnnexes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